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599ca" officeooo:paragraph-rsid="001599ca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621e5" officeooo:paragraph-rsid="001621e5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7085f" officeooo:paragraph-rsid="0017085f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85d24" officeooo:paragraph-rsid="00185d24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8af5a" officeooo:paragraph-rsid="0018af5a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8b9f8" officeooo:paragraph-rsid="0018b9f8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998af" officeooo:paragraph-rsid="001998af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32e1" officeooo:paragraph-rsid="001b32e1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621e5" officeooo:paragraph-rsid="001621e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01599ca" officeooo:paragraph-rsid="001599ca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599ca" officeooo:paragraph-rsid="001621e5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6pt" fo:font-weight="bold" officeooo:rsid="001599ca" officeooo:paragraph-rsid="001599ca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8af5a" officeooo:paragraph-rsid="0018af5a" style:font-size-asian="14pt" style:font-weight-asian="bold" style:font-size-complex="16pt" style:font-weight-complex="bold"/>
    </style:style>
    <style:style style:name="P14" style:family="paragraph" style:parent-style-name="Standard">
      <style:text-properties officeooo:paragraph-rsid="001998af"/>
    </style:style>
    <style:style style:name="P15" style:family="paragraph" style:parent-style-name="Standard">
      <style:text-properties fo:font-size="14pt" fo:font-weight="normal" officeooo:rsid="001621e5" officeooo:paragraph-rsid="001621e5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85d24" officeooo:paragraph-rsid="00185d24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8af5a" officeooo:paragraph-rsid="0018af5a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b32e1" officeooo:paragraph-rsid="001b32e1" style:font-size-asian="12.25pt" style:font-weight-asian="normal" style:font-size-complex="14pt" style:font-weight-complex="normal"/>
    </style:style>
    <style:style style:name="T1" style:family="text">
      <style:text-properties officeooo:rsid="001621e5"/>
    </style:style>
    <style:style style:name="T2" style:family="text">
      <style:text-properties fo:font-weight="bold" officeooo:rsid="001621e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5d24" style:font-weight-asian="normal" style:font-weight-complex="normal"/>
    </style:style>
    <style:style style:name="T5" style:family="text">
      <style:text-properties fo:font-weight="normal" officeooo:rsid="0018b9f8" style:font-weight-asian="normal" style:font-weight-complex="normal"/>
    </style:style>
    <style:style style:name="T6" style:family="text">
      <style:text-properties fo:font-weight="normal" officeooo:rsid="00196464" style:font-weight-asian="normal" style:font-weight-complex="normal"/>
    </style:style>
    <style:style style:name="T7" style:family="text">
      <style:text-properties fo:font-weight="normal" officeooo:rsid="001b32e1" style:font-weight-asian="normal" style:font-weight-complex="normal"/>
    </style:style>
    <style:style style:name="T8" style:family="text">
      <style:text-properties fo:font-size="14pt" fo:font-weight="bold" officeooo:rsid="001998af" style:font-size-asian="12.25pt" style:font-weight-asian="bold" style:font-size-complex="14pt" style:font-weight-complex="bold"/>
    </style:style>
    <style:style style:name="T9" style:family="text">
      <style:text-properties fo:font-size="14pt" fo:font-weight="normal" officeooo:rsid="001b32e1" style:font-size-asian="12.25pt" style:font-weight-asian="normal" style:font-size-complex="14pt" style:font-weight-complex="normal"/>
    </style:style>
    <style:style style:name="T10" style:family="text">
      <style:text-properties officeooo:rsid="0017085f"/>
    </style:style>
    <style:style style:name="T11" style:family="text">
      <style:text-properties officeooo:rsid="0018af5a"/>
    </style:style>
    <style:style style:name="T12" style:family="text">
      <style:text-properties officeooo:rsid="001998af"/>
    </style:style>
    <style:style style:name="T13" style:family="text">
      <style:text-properties officeooo:rsid="001b32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es tests de recherche :</text:p>
      <text:p text:style-name="P13"/>
      <text:p text:style-name="P7">test1</text:p>
      <text:p text:style-name="P14"><text:span text:style-name="T8">Action : </text:span><text:span text:style-name="T9">Se connecter avec l’utilisateur destiné aux tests recherches</text:span></text:p>
      <text:p text:style-name="P7">Attendu : <text:span text:style-name="T7">redirection vers la page d’accueil, statut de l’utilisateur logué</text:span></text:p>
      <text:p text:style-name="P7"/>
      <text:p text:style-name="P5">test<text:span text:style-name="T12">2</text:span></text:p>
      <text:p text:style-name="P5">Action : <text:span text:style-name="T3">Envoyer une recherche</text:span></text:p>
      <text:p text:style-name="P5">Attendu : <text:span text:style-name="T3">la requête est dans la base de donné, </text:span><text:span text:style-name="T7">back-control a reçu une requête http</text:span></text:p>
      <text:p text:style-name="P17"/>
      <text:p text:style-name="P5">test<text:span text:style-name="T13">3</text:span></text:p>
      <text:p text:style-name="P5">Action : <text:span text:style-name="T5">chercher une ancienne recherche</text:span></text:p>
      <text:p text:style-name="P8">Attendu : <text:span text:style-name="T3">des lignes supplémentaires dans le bloc html de l’historique de recherche</text:span></text:p>
      <text:p text:style-name="P18"/>
      <text:p text:style-name="P8">test4</text:p>
      <text:p text:style-name="P8">Action : <text:span text:style-name="T3">lancer un des liens dans l’historique</text:span></text:p>
      <text:p text:style-name="P8">Attendu : <text:span text:style-name="T3">direction page des tri de résultats de l’ancienne recherche</text:span></text:p>
      <text:p text:style-name="P18"/>
      <text:p text:style-name="P18">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14:07:15.159889581</meta:creation-date>
    <meta:generator>LibreOffice/6.4.7.2$Linux_X86_64 LibreOffice_project/40$Build-2</meta:generator>
    <dc:date>2022-03-10T13:35:39.770114267</dc:date>
    <meta:editing-duration>PT49M58S</meta:editing-duration>
    <meta:editing-cycles>9</meta:editing-cycles>
    <meta:document-statistic meta:table-count="0" meta:image-count="0" meta:object-count="0" meta:page-count="1" meta:paragraph-count="14" meta:word-count="90" meta:character-count="542" meta:non-whitespace-character-count="466"/>
  </office:meta>
</office:document-meta>
</file>